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7f91" officeooo:paragraph-rsid="00077f91"/>
    </style:style>
    <style:style style:name="P2" style:family="paragraph" style:parent-style-name="Standard">
      <style:text-properties officeooo:rsid="00083b98" officeooo:paragraph-rsid="00083b98"/>
    </style:style>
    <style:style style:name="P3" style:family="paragraph" style:parent-style-name="Standard">
      <style:text-properties officeooo:rsid="00084eda" officeooo:paragraph-rsid="00084eda"/>
    </style:style>
    <style:style style:name="P4" style:family="paragraph" style:parent-style-name="Standard">
      <style:text-properties officeooo:rsid="000a3167" officeooo:paragraph-rsid="000a3167"/>
    </style:style>
    <style:style style:name="P5" style:family="paragraph" style:parent-style-name="Standard">
      <style:text-properties officeooo:rsid="000b4090" officeooo:paragraph-rsid="000b4090"/>
    </style:style>
    <style:style style:name="P6" style:family="paragraph" style:parent-style-name="Standard">
      <style:text-properties officeooo:rsid="000c6297" officeooo:paragraph-rsid="000c6297"/>
    </style:style>
    <style:style style:name="P7" style:family="paragraph" style:parent-style-name="Standard">
      <style:text-properties officeooo:rsid="000d3026" officeooo:paragraph-rsid="000d3026"/>
    </style:style>
    <style:style style:name="P8" style:family="paragraph" style:parent-style-name="Standard">
      <style:text-properties officeooo:rsid="000d3026" officeooo:paragraph-rsid="0010785b"/>
    </style:style>
    <style:style style:name="P9" style:family="paragraph" style:parent-style-name="Standard">
      <style:text-properties style:text-underline-style="solid" style:text-underline-width="auto" style:text-underline-color="font-color" fo:font-weight="bold" officeooo:rsid="0013d088" officeooo:paragraph-rsid="0013d08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49016" officeooo:paragraph-rsid="00149016" style:font-weight-asian="bold" style:font-weight-complex="bold"/>
    </style:style>
    <style:style style:name="P11" style:family="paragraph" style:parent-style-name="Standard">
      <style:text-properties fo:font-size="18pt" style:text-underline-style="solid" style:text-underline-width="auto" style:text-underline-color="font-color" fo:font-weight="bold" officeooo:rsid="00077f91" officeooo:paragraph-rsid="00077f91" style:font-size-asian="18pt" style:font-weight-asian="bold" style:font-size-complex="18pt" style:font-weight-complex="bold"/>
    </style:style>
    <style:style style:name="P12" style:family="paragraph" style:parent-style-name="Standard">
      <style:text-properties fo:font-size="15pt" fo:font-weight="bold" officeooo:rsid="00077f91" officeooo:paragraph-rsid="00077f91" style:font-size-asian="15pt" style:font-weight-asian="bold" style:font-size-complex="15pt" style:font-weight-complex="bold"/>
    </style:style>
    <style:style style:name="P13" style:family="paragraph" style:parent-style-name="Standard">
      <style:text-properties officeooo:rsid="0010785b" officeooo:paragraph-rsid="0010785b"/>
    </style:style>
    <style:style style:name="P14" style:family="paragraph" style:parent-style-name="Standard">
      <style:text-properties officeooo:rsid="0013d088" officeooo:paragraph-rsid="0013d088"/>
    </style:style>
    <style:style style:name="P15" style:family="paragraph" style:parent-style-name="Standard">
      <style:text-properties style:text-underline-style="none" fo:font-weight="normal" officeooo:rsid="0013d088" officeooo:paragraph-rsid="0013d088" style:font-weight-asian="normal" style:font-weight-complex="normal"/>
    </style:style>
    <style:style style:name="P16" style:family="paragraph" style:parent-style-name="Standard">
      <style:text-properties style:text-underline-style="none" fo:font-weight="normal" officeooo:rsid="00149016" officeooo:paragraph-rsid="00149016" style:font-weight-asian="normal" style:font-weight-complex="normal"/>
    </style:style>
    <style:style style:name="P17" style:family="paragraph" style:parent-style-name="Standard">
      <style:text-properties fo:font-size="12pt" style:text-underline-style="none" fo:font-weight="normal" officeooo:rsid="00149016" officeooo:paragraph-rsid="0017537b"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17ee73" officeooo:paragraph-rsid="0017ee73" style:font-size-asian="12pt" style:font-weight-asian="normal" style:font-size-complex="12pt" style:font-weight-complex="normal"/>
    </style:style>
    <style:style style:name="P19" style:family="paragraph" style:parent-style-name="Standard">
      <style:text-properties fo:font-size="18pt" style:text-underline-style="solid" style:text-underline-width="auto" style:text-underline-color="font-color" fo:font-weight="bold" officeooo:rsid="0017537b" officeooo:paragraph-rsid="0017537b" style:font-size-asian="18pt" style:font-weight-asian="bold" style:font-size-complex="18pt" style:font-weight-complex="bold"/>
    </style:style>
    <style:style style:name="P20" style:family="paragraph" style:parent-style-name="Standard" style:list-style-name="L1">
      <style:text-properties officeooo:paragraph-rsid="0017ee73"/>
    </style:style>
    <style:style style:name="P21" style:family="paragraph" style:parent-style-name="Standard" style:list-style-name="L1">
      <style:text-properties officeooo:rsid="00193f26" officeooo:paragraph-rsid="00193f26"/>
    </style:style>
    <style:style style:name="P22" style:family="paragraph" style:parent-style-name="Standard" style:list-style-name="L1">
      <style:text-properties officeooo:rsid="001a721b" officeooo:paragraph-rsid="001a721b"/>
    </style:style>
    <style:style style:name="P23" style:family="paragraph" style:parent-style-name="Standard" style:list-style-name="L1">
      <style:text-properties fo:font-size="12pt" style:text-underline-style="none" fo:font-weight="bold" officeooo:rsid="001bc984" officeooo:paragraph-rsid="001bc984" style:font-size-asian="12pt" style:font-weight-asian="bold" style:font-size-complex="12pt" style:font-weight-complex="bold"/>
    </style:style>
    <style:style style:name="P24" style:family="paragraph" style:parent-style-name="Standard">
      <style:text-properties fo:font-size="12pt" style:text-underline-style="none" fo:font-weight="bold" officeooo:rsid="001bc984" officeooo:paragraph-rsid="001bc984" style:font-size-asian="12pt" style:font-weight-asian="bold" style:font-size-complex="12pt" style:font-weight-complex="bold"/>
    </style:style>
    <style:style style:name="P25" style:family="paragraph" style:parent-style-name="Standard">
      <style:text-properties fo:font-size="12pt" style:text-underline-style="none" fo:font-weight="bold" officeooo:rsid="001cf85b" officeooo:paragraph-rsid="001cf85b" style:font-size-asian="12pt" style:font-weight-asian="bold" style:font-size-complex="12pt" style:font-weight-complex="bold"/>
    </style:style>
    <style:style style:name="P26" style:family="paragraph" style:parent-style-name="Standard">
      <style:text-properties fo:font-size="12pt" style:text-underline-style="none" fo:font-weight="bold" officeooo:rsid="00206d45" officeooo:paragraph-rsid="00206d45" style:font-size-asian="12pt" style:font-weight-asian="bold" style:font-size-complex="12pt" style:font-weight-complex="bold"/>
    </style:style>
    <style:style style:name="T1" style:family="text">
      <style:text-properties officeooo:rsid="00083b98"/>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084eda"/>
    </style:style>
    <style:style style:name="T4" style:family="text">
      <style:text-properties style:text-line-through-style="none" style:text-line-through-type="none"/>
    </style:style>
    <style:style style:name="T5" style:family="text">
      <style:text-properties style:text-line-through-style="none" style:text-line-through-type="none" officeooo:rsid="00084eda"/>
    </style:style>
    <style:style style:name="T6" style:family="text">
      <style:text-properties officeooo:rsid="000a3167"/>
    </style:style>
    <style:style style:name="T7" style:family="text">
      <style:text-properties officeooo:rsid="000d3026"/>
    </style:style>
    <style:style style:name="T8" style:family="text">
      <style:text-properties officeooo:rsid="0010785b"/>
    </style:style>
    <style:style style:name="T9" style:family="text">
      <style:text-properties fo:font-weight="bold" style:font-weight-asian="bold" style:font-weight-complex="bold"/>
    </style:style>
    <style:style style:name="T10" style:family="text">
      <style:text-properties officeooo:rsid="0013d088"/>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size="12pt" style:text-underline-style="none" fo:font-weight="normal" officeooo:rsid="0017ee73" style:font-size-asian="12pt" style:font-weight-asian="normal" style:font-size-complex="12pt" style:font-weight-complex="normal"/>
    </style:style>
    <style:style style:name="T13" style:family="text">
      <style:text-properties fo:font-size="12pt" style:text-underline-style="none" fo:font-weight="normal" officeooo:rsid="00193f26" style:font-size-asian="12pt" style:font-weight-asian="normal" style:font-size-complex="12pt" style:font-weight-complex="normal"/>
    </style:style>
    <style:style style:name="T14" style:family="text">
      <style:text-properties fo:font-size="12pt" style:text-underline-style="none" fo:font-weight="bold" style:font-size-asian="12pt" style:font-weight-asian="bold" style:font-size-complex="12pt" style:font-weight-complex="bold"/>
    </style:style>
    <style:style style:name="T15" style:family="text">
      <style:text-properties fo:font-size="12pt" style:text-underline-style="none" fo:font-weight="bold" officeooo:rsid="0017ee73" style:font-size-asian="12pt" style:font-weight-asian="bold" style:font-size-complex="12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y sistemas cognitivos</text:p>
      <text:p text:style-name="P1"/>
      <text:p text:style-name="P12">Tema 1: Planificación</text:p>
      <text:p text:style-name="P1"/>
      <text:p text:style-name="P1">El <text:span text:style-name="T9">planning</text:span> es el proceso de cálc<text:span text:style-name="T10">u</text:span>lo de un plan para conseguir uno o varios objetivos. </text:p>
      <text:p text:style-name="P1">Un <text:span text:style-name="T9">plan</text:span> es una secuencia de acciones que conduce de un estado inicial a un estado que contiene los objetivos a conseguir.</text:p>
      <text:p text:style-name="P1">En un <text:span text:style-name="T9">Planning</text:span> encontramos el estado de un problema que lo conforma un conjunto de predicados y no puede contener predicados no válidos, las acciones que permiten cambiar el estado del problema, una precondición en la que se define lo que quiere que sea, el efecto que es lo que ocurre si se realiza la acción <text:span text:style-name="T1">(solo se realiza si se cumple la precondición)</text:span>.</text:p>
      <text:p text:style-name="P1"/>
      <text:p text:style-name="P2">Ejercicio: Viajes estelares <text:span text:style-name="T6">(IMPORTANTE)</text:span></text:p>
      <text:p text:style-name="P2"/>
      <text:p text:style-name="P3">En el estado inicial Tatooine y Naboo no existen, por lo tanto, el planificador no podrá proporcionar un plan, entonces es necesario añadirlos al estado inicial para poder realizar la planificación.</text:p>
      <text:p text:style-name="P3"/>
      <text:p text:style-name="P3">Planificación:</text:p>
      <text:p text:style-name="P3">1-Fly(Xwing, Kessel, Tatooine) → <text:span text:style-name="T2">spaceshipAt(Xwing, Kessel)</text:span><text:span text:style-name="T4"> | spaceshipAt(Xwing, Tatooine)</text:span></text:p>
      <text:p text:style-name="P3"><text:span text:style-name="T4">2-Load(c3p0, Xwing, Tatooine) → </text:span><text:span text:style-name="T2">robotAt(c3p0, Tatooine)</text:span><text:span text:style-name="T4"> | robotIn(c3p0,Xwing)</text:span></text:p>
      <text:p text:style-name="P4">3-Fly(Xwing, Tatooine, Naboo) → <text:span text:style-name="T3">spaceshipAt(Xwing, </text:span><text:span text:style-name="T5">Tatooine</text:span><text:span text:style-name="T3">)</text:span><text:span text:style-name="T5"> | spaceshipAt(Xwing, </text:span><text:span text:style-name="T4">Naboo</text:span><text:span text:style-name="T5">)</text:span></text:p>
      <text:p text:style-name="P4"><text:span text:style-name="T5">4-</text:span><text:span text:style-name="T4">Unload(</text:span><text:span text:style-name="T5">c3p0, Xwing, </text:span><text:span text:style-name="T4">Naboo) → </text:span><text:span text:style-name="T3">robot</text:span><text:span text:style-name="T2">In</text:span><text:span text:style-name="T3">(c3p0, </text:span><text:span text:style-name="T2">Xwing</text:span><text:span text:style-name="T3">)</text:span><text:span text:style-name="T5"> | robot</text:span><text:span text:style-name="T4">At</text:span><text:span text:style-name="T5">(c3p0,</text:span><text:span text:style-name="T4">Naboo</text:span><text:span text:style-name="T5">)</text:span></text:p>
      <text:p text:style-name="P4"><text:span text:style-name="T5">G</text:span><text:span text:style-name="T4">oal → robotAt(c3p0, Naboo) cumplida</text:span></text:p>
      <text:p text:style-name="P4"/>
      <text:p text:style-name="P4"/>
      <text:p text:style-name="P4"/>
      <text:p text:style-name="P5">Planning Domain Definition Language, PDDL</text:p>
      <text:p text:style-name="P5"/>
      <text:p text:style-name="P6">PDDL1.2 fue el lenguaje oficial del primer IPC en 1998, inspirado en STRIPS. Es un modelo que puede aplicarse a muchos problemas distintos. La versión más actual, 2.1, incluye durative actions. ¿POPF?</text:p>
      <text:p text:style-name="P6"/>
      <text:p text:style-name="P6">Para establecer las reglas → Domain.pddl</text:p>
      <text:p text:style-name="P6">Para presentar una situación y un goal → Problem1.pddl</text:p>
      <text:p text:style-name="P6">Posteriormente se emplea un Planner que combina los ficheros anteriores para conseguir un plan.</text:p>
      <text:p text:style-name="P6">Notación prefija → + 4 2 = 4 + 2</text:p>
      <text:p text:style-name="P6"/>
      <text:p text:style-name="P6">define → Se utiliza para definir el dominio.</text:p>
      <text:p text:style-name="P6">:requirements → son como los includes de c++.</text:p>
      <text:p text:style-name="P6">:predicates → se utiliza para definir los predicados válidos.</text:p>
      <text:p text:style-name="P6">:constants → se utiliza para definir constantes, se pueden utilizar dentro de las precondiciones o acciones.</text:p>
      <text:p text:style-name="P6">:action → <text:span text:style-name="T7">dentro contiene :parameters, :precondition y :effect.</text:span></text:p>
      <text:p text:style-name="P6"/>
      <text:p text:style-name="P7">ros2 run popf popf &lt;<text:span text:style-name="T8">fichero pddl</text:span>&gt;→ para ejecutar el ejemplo de pddl <text:span text:style-name="T8">de los cubos</text:span>.</text:p>
      <text:p text:style-name="P7"/>
      <text:p text:style-name="P8">:<text:span text:style-name="T8">types → para definir el tipo de argumento que se admite como parámetro.</text:span></text:p>
      <text:p text:style-name="P8">:<text:span text:style-name="T8">objects → </text:span></text:p>
      <text:p text:style-name="P13">Realizar problema de viajes estelares en PDDL.</text:p>
      <text:p text:style-name="P14">(Instalar optic_planner)</text:p>
      <text:p text:style-name="P13"/>
      <text:p text:style-name="P13"/>
      <text:p text:style-name="P9"><text:soft-page-break/>Numeric Fluents</text:p>
      <text:p text:style-name="P9"/>
      <text:p text:style-name="P15">Son similares a un predicado, es una variable que mantiene un valor numérico a lo largo del plan. Se añade en :requirements con :fluents</text:p>
      <text:p text:style-name="P15"/>
      <text:p text:style-name="P10">Métrica</text:p>
      <text:p text:style-name="P16"/>
      <text:p text:style-name="P16">Permite optimizar un plan.</text:p>
      <text:p text:style-name="P16"/>
      <text:p text:style-name="P10">Durative actions</text:p>
      <text:p text:style-name="P16"/>
      <text:p text:style-name="P16">Se puede establecer la duración de una acción. Permite usar fluents.</text:p>
      <text:p text:style-name="P16"/>
      <text:p text:style-name="P16"/>
      <text:p text:style-name="P19">Tema 2</text:p>
      <text:p text:style-name="P17"/>
      <text:p text:style-name="P18">Un sistema de planificación es un sistema que crea y ejecuta planes en robots.</text:p>
      <text:p text:style-name="P18">Ejemplos de sistemas que usan planificación:</text:p>
      <text:list xml:id="list3902689145" text:style-name="L1">
        <text:list-item>
          <text:p text:style-name="P20"><text:span text:style-name="T15">CORTEX</text:span><text:span text:style-name="T12"> es una ar</text:span><text:span text:style-name="T13">quitectura cognitiva que usa Planning. Mantiene una representación del conocimiento basada en un grafo. Los aagentes acceden al grafo para cumplir sus tareas: percepción, actuación y planning. Genera planes usando Metric-FF.</text:span></text:p>
        </text:list-item>
        <text:list-item>
          <text:p text:style-name="P21"><text:span text:style-name="T14">SkiROS2</text:span><text:span text:style-name="T11"> es una plataforma para crear comportamientos robóticos complejos mediante la composición de skills (bloques de software modulares) en Behavior Trees. El usuario proporciona Skills, una escena y un goal. Usa razonamiento basado en ontologías OWL.</text:span></text:p>
        </text:list-item>
        <text:list-item>
          <text:p text:style-name="P22"><text:span text:style-name="T14">ROSPlan </text:span><text:span text:style-name="T11">es el sistema de planificación de referencia en ROS.</text:span></text:p>
        </text:list-item>
        <text:list-item>
          <text:p text:style-name="P23">Plansys2</text:p>
        </text:list-item>
      </text:list>
      <text:p text:style-name="P24"/>
      <text:p text:style-name="P25">***</text:p>
      <text:p text:style-name="P24">El plan que se crea con plansys2 aparece en /tmp/plan. -&gt; cat /tmp/plan </text:p>
      <text:p text:style-name="P24">Para depurar:</text:p>
      <text:p text:style-name="P24">ros2 run popf popf /tmp/domain.pddl /tmp/problem.pddl</text:p>
      <text:p text:style-name="P24"/>
      <text:p text:style-name="P26">Topic: /action_execution_information - /performer_status(si no se publica nada en cierto es porque puede haber muerto) - /action_hub</text:p>
      <text:p text:style-name="P26"/>
      <text:p text:style-name="P26"/>
      <text:p text:style-name="P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9:07:12.742334990</meta:creation-date>
    <dc:date>2024-03-06T09:42:49.898923556</dc:date>
    <meta:editing-duration>PT2H19M12S</meta:editing-duration>
    <meta:editing-cycles>14</meta:editing-cycles>
    <meta:generator>LibreOffice/7.3.7.2$Linux_X86_64 LibreOffice_project/30$Build-2</meta:generator>
    <meta:document-statistic meta:table-count="0" meta:image-count="0" meta:object-count="0" meta:page-count="2" meta:paragraph-count="48" meta:word-count="539" meta:character-count="3491" meta:non-whitespace-character-count="3001"/>
  </office:meta>
</office:document-meta>
</file>